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Párrafodelista" style:family="paragraph">
      <style:paragraph-properties fo:text-align="justify"/>
    </style:style>
    <style:style style:name="P10" style:parent-style-name="Párrafodelista" style:family="paragraph">
      <style:paragraph-properties fo:text-align="justify"/>
    </style:style>
    <style:style style:name="P11" style:parent-style-name="Párrafodelista" style:family="paragraph">
      <style:paragraph-properties fo:text-align="justify"/>
    </style:style>
    <style:style style:name="P12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13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14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15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16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17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18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19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20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21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22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26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27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28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29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30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31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32" style:parent-style-name="NormalWeb" style:family="paragraph">
      <style:paragraph-properties fo:margin-top="0in" fo:margin-bottom="0.1041in" fo:background-color="#FFFFFF"/>
    </style:style>
    <style:style style:name="T33" style:parent-style-name="Fuentedepárrafopredeter." style:family="text">
      <style:text-properties style:font-name="Helvetica" fo:color="#333366" fo:font-size="10.5pt" style:font-size-asian="10.5pt" style:font-size-complex="10.5pt"/>
    </style:style>
  </office:automatic-styles>
  <office:body>
    <office:text text:use-soft-page-breaks="true">
      <text:p text:style-name="P1">Tania C. Obando S.</text:p>
      <text:p text:style-name="P2">LABORATORIO V</text:p>
      <text:p text:style-name="P3"/>
      <text:list text:style-name="LFO1" text:continue-numbering="true">
        <text:list-item>
          <text:p text:style-name="P4">SELECT sucursal.codsucursal,sucursal.nombre,(COUNT(DISTINCT empleado.ciudadres)) as cuenta <text:s/>FROM empleado INNER JOIN empsucursal ON<text:s/>empleado.id=empsucursal.idempleado INNER JOIN sucursal USING(codsucursal) NATURAL JOIN ciudad GROUP BY sucursal.codsucursal HAVING COUNT(DISTINCT ciudadres)&gt;2;</text:p>
        </text:list-item>
      </text:list>
      <text:p text:style-name="P5"/>
      <text:list text:style-name="LFO1" text:continue-numbering="true">
        <text:list-item>
          <text:p text:style-name="P6">SELECT sucursal.nombre as nombresucursal,nombreciudad,cargo.nombre as nombrecargo FROM cargo INNER JOIN empsucursal USING (codcargo) INNER JOIN sucursal USING(codsucursal) NATURAL JOIN ciudad GROUP BY sucursal.nombre,nombreciudad,cargo.nombre <text:s/>ORDER BY sucursal.nombre,nombreciudad,cargo.nombre;</text:p>
        </text:list-item>
      </text:list>
      <text:p text:style-name="Párrafodelista"/>
      <text:list text:style-name="LFO1" text:continue-numbering="true">
        <text:list-item>
          <text:p text:style-name="P7">UPDATE empsucursal SET bonificacion=NULL where idempleado=1;</text:p>
        </text:list-item>
      </text:list>
      <text:p text:style-name="P8"/>
      <text:p text:style-name="P9">SELECT empleado.id,empleado.nombre FROM empleado INNER JOIN empsucursal ON empleado.id=empsucursal.idempleado INNER JOIN pagonomina USING(idempleado) NATURAL JOIN detallepago NATURAL JOIN conceptopago WHERE conceptopago.descripcion='Bonificacion' <text:s/>AND empsucursal.bonificacion IS NULL GROUP BY empleado.id;</text:p>
      <text:list text:style-name="LFO1" text:continue-numbering="true">
        <text:list-item>
          <text:p text:style-name="P10"/>
        </text:list-item>
      </text:list>
      <text:p text:style-name="P11"/>
      <text:p text:style-name="P12">WITH cantExternos AS </text:p>
      <text:p text:style-name="P13">     ( SELECT codSucursal, sucursal.nombre, COUNT(ID) AS cantidad</text:p>
      <text:p text:style-name="P14">     <text:tab/> FROM sucursal NATURAL JOIN empSucursal JOIN empleado ON (idEmpleado = ID)</text:p>
      <text:p text:style-name="P15">        WHERE codCiudad<text:s/>&lt;&gt; ciudadRes</text:p>
      <text:p text:style-name="P16">        GROUP BY codSucursal, sucursal.nombre ),</text:p>
      <text:p text:style-name="P17">     maxExternos AS</text:p>
      <text:p text:style-name="P18">     ( SELECT MAX(cantidad) AS maximo</text:p>
      <text:p text:style-name="P19">         FROM cantExternos )</text:p>
      <text:p text:style-name="P20">SELECT DISTINCT cantExternos.nombre, nombreCiudad </text:p>
      <text:p text:style-name="P21">  FROM maxExternos JOIN cantExternos ON (cantidad=maximo) NATURAL JOIN empSucursal</text:p>
      <text:p text:style-name="P22">       JOIN empleado ON (idEmpleado = ID) JOIN ciudad ON (ciudadRes=codCiudad);</text:p>
      <text:p text:style-name="P23">5.</text:p>
      <text:p text:style-name="P24"/>
      <text:p text:style-name="P25">WITH cantPagos AS </text:p>
      <text:p text:style-name="P26">     ( SELECT COUNT(DISTINCT(fechaPago)) AS cantPagos</text:p>
      <text:p text:style-name="P27">     <text:tab/> FROM pagoNomina ),</text:p>
      <text:p text:style-name="P28">     cantPagosEmp AS</text:p>
      <text:p text:style-name="P29">     ( SELECT idEmpleado,<text:s/>COUNT(DISTINCT(fechaPago)) AS cantPagosEmp</text:p>
      <text:p text:style-name="P30">         FROM empleado JOIN pagoNomina ON (ID=idEmpleado)</text:p>
      <text:p text:style-name="P31">        GROUP by idEmpleado )</text:p>
      <text:p text:style-name="P32"><text:span text:style-name="T33">SELECT * FROM cantPagos JOIN cantPagosEmp ON (cantPagos=cantPagosEmp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CO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Invitado </meta:initial-creator>
    <dc:creator>Tania Cibeles Obando  Suarez</dc:creator>
    <meta:creation-date>2018-10-15T17:27:00Z</meta:creation-date>
    <dc:date>2018-10-16T06:43:00Z</dc:date>
    <meta:template xlink:href="Normal" xlink:type="simple"/>
    <meta:editing-cycles>4</meta:editing-cycles>
    <meta:editing-duration>PT240S</meta:editing-duration>
    <meta:document-statistic meta:page-count="1" meta:paragraph-count="3" meta:word-count="292" meta:character-count="1900" meta:row-count="13" meta:non-whitespace-character-count="1611"/>
  </office:meta>
</office:document-meta>
</file>